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8" style:family="paragraph" style:parent-style-name="Название_20_объекта">
      <style:paragraph-properties fo:text-align="center" style:justify-single-word="false"/>
    </style:style>
    <style:style style:name="P9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style:font-name="Courier New" fo:font-size="8pt" style:font-size-asian="8pt" style:font-name-complex="Courier New"/>
    </style:style>
    <style:style style:name="T3" style:family="text">
      <style:text-properties style:font-name="Courier New" fo:font-size="8pt" fo:language="en" fo:country="US" style:font-size-asian="8pt" style:font-name-complex="Courier New"/>
    </style:style>
    <style:style style:name="T4" style:family="text">
      <style:text-properties style:font-name="Courier New" fo:font-weight="bold" style:font-weight-asian="bold" style:font-name-complex="Courier New" style:font-weight-complex="bold"/>
    </style:style>
    <style:style style:name="T5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style:font-name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9" text:outline-level="1">си'шные трюки<text:line-break/><text:span text:style-name="T1">VI</text:span> выпуск</text:h>
      <text:p text:style-name="Standard">крис касперски ака мыщъх, <text:span text:style-name="T1">no</text:span>-<text:span text:style-name="T1">email</text:span></text:p>
      <text:h text:style-name="Heading_20_2" text:outline-level="2">реализация <text:span text:style-name="T1">ROL</text:span>/<text:span text:style-name="T1">ROR</text:span></text:h>
      <text:p text:style-name="P7">Огромным недостатком языка Си (за который бы голову оторвать его создателям) является отсутствие операторов циклического битового сдвига, которые присутствуют практически на всех процессорах и без которых не обходится ни подсчет <text:span text:style-name="T1">CRC</text:span>32, ни вычисление корректирующих кодов Рида-Соломона, ни куча других подобных алгоритмов.</text:p>
      <text:p text:style-name="P7">Некоторые программисты используют ассемблерные вставки, прибегая к непосредственному вызову команд процессора (на <text:span text:style-name="T1">x</text:span>86 это <text:span text:style-name="T1">ROL</text:span>/<text:span text:style-name="T1">ROR </text:span>– циклический битовый сдвиг влево и вправо соответственно), однако, такое решение делает программу непереносимой, причем, совершенно неоправданно непереносимой, поскольку, циклический сдвиг элементарно реализуется стандартными средствами Си.</text:p>
      <text:p text:style-name="P7">Существует множество способов сделать это, вот только один из них. Не самый быстрый, требующий двух дополнительных переменных (хотя, в принципе, можно обойтись и одной), зато наглядный и универсальный, то есть работающий с переменными любой разрядности:</text:p>
      <text:p text:style-name="P7"/>
      <text:p text:style-name="P5">ROL(int a, int n)</text:p>
      <text:p text:style-name="P5">{</text:p>
      <text:p text:style-name="P5"><text:tab/>int t1, t2;</text:p>
      <text:p text:style-name="P1"><text:span text:style-name="T3"><text:tab/>n = n % (sizeof(a)*8);<text:tab/><text:tab/>// </text:span><text:span text:style-name="T2">нормализуем</text:span><text:span text:style-name="T3"> n</text:span></text:p>
      <text:p text:style-name="P1"><text:span text:style-name="T3"><text:tab/>t</text:span><text:span text:style-name="T2">1 = </text:span><text:span text:style-name="T3">a</text:span><text:span text:style-name="T2"> &lt;&lt; </text:span><text:span text:style-name="T3">n</text:span><text:span text:style-name="T2">;<text:tab/><text:tab/><text:tab/>// двигаем а вправо на </text:span><text:span text:style-name="T3">n</text:span><text:span text:style-name="T2"> бит, теряя старшие биты</text:span></text:p>
      <text:p text:style-name="P1"><text:span text:style-name="T2"><text:tab/></text:span><text:span text:style-name="T3">t</text:span><text:span text:style-name="T2">2 = </text:span><text:span text:style-name="T3">a</text:span><text:span text:style-name="T2"> &gt;&gt; (</text:span><text:span text:style-name="T3">sizeof</text:span><text:span text:style-name="T2">(</text:span><text:span text:style-name="T3">a</text:span><text:span text:style-name="T2">)*8 - </text:span><text:span text:style-name="T3">n</text:span><text:span text:style-name="T2">);<text:tab/>// перегоняем старшие биты в младшие</text:span></text:p>
      <text:p text:style-name="P1"><text:span text:style-name="T2"><text:tab/></text:span><text:span text:style-name="T3">return</text:span><text:span text:style-name="T2"> </text:span><text:span text:style-name="T3">t</text:span><text:span text:style-name="T2">1 | </text:span><text:span text:style-name="T3">t</text:span><text:span text:style-name="T2">2;<text:tab/><text:tab/>// объединяем старшие и младшие биты</text:span></text:p>
      <text:p text:style-name="P3">}</text:p>
      <text:p text:style-name="P8">Листинг<text:span text:style-name="T1"> </text:span><text:sequence text:ref-name="refЛистинг0" text:name="Листинг" text:formula="ooow:Листинг+1" style:num-format="1">1</text:sequence><text:span text:style-name="T1"> </text:span>реализация циклического сдвига влево на Си (здесь: "<text:span text:style-name="T1">a</text:span>"<text:span text:style-name="T1"> </text:span>– переменная, которую нужно сдвигать, "<text:span text:style-name="T1">n</text:span>"<text:span text:style-name="T1"> </text:span>– на сколько разрядов сдвигать);</text:p>
      <text:p text:style-name="Standard"/>
      <text:p text:style-name="P5">ROR(int a, int n)</text:p>
      <text:p text:style-name="P5">{</text:p>
      <text:p text:style-name="P5"><text:tab/>int t1, t2;</text:p>
      <text:p text:style-name="P1"><text:span text:style-name="T3"><text:tab/>n = n % (sizeof(a)*8);</text:span><text:span text:style-name="T2"><text:tab/></text:span><text:span text:style-name="T3"><text:tab/></text:span><text:span text:style-name="T2">// нормализуем </text:span><text:span text:style-name="T3">n</text:span></text:p>
      <text:p text:style-name="P1"><text:span text:style-name="T2"><text:tab/></text:span><text:span text:style-name="T3">t</text:span><text:span text:style-name="T2">1 = </text:span><text:span text:style-name="T3">a</text:span><text:span text:style-name="T2"> &gt;&gt; </text:span><text:span text:style-name="T3">n</text:span><text:span text:style-name="T2">;<text:tab/><text:tab/><text:tab/>// двигаем а влево на </text:span><text:span text:style-name="T3">n</text:span><text:span text:style-name="T2"> бит, теряя младшие биты</text:span></text:p>
      <text:p text:style-name="P1"><text:span text:style-name="T2"><text:tab/></text:span><text:span text:style-name="T3">t</text:span><text:span text:style-name="T2">2 = </text:span><text:span text:style-name="T3">a</text:span><text:span text:style-name="T2"> &lt;&lt; (</text:span><text:span text:style-name="T3">sizeof</text:span><text:span text:style-name="T2">(</text:span><text:span text:style-name="T3">a</text:span><text:span text:style-name="T2">)*8 - </text:span><text:span text:style-name="T3">n</text:span><text:span text:style-name="T2">);<text:tab/>// перегоняем младшие биты в старшие</text:span></text:p>
      <text:p text:style-name="P1"><text:span text:style-name="T2"><text:tab/></text:span><text:span text:style-name="T3">return</text:span><text:span text:style-name="T2"> </text:span><text:span text:style-name="T3">t</text:span><text:span text:style-name="T2">1 | </text:span><text:span text:style-name="T3">t</text:span><text:span text:style-name="T2">2;<text:tab/><text:tab/>// объединяем старшие и младшие биты</text:span></text:p>
      <text:p text:style-name="P3">}</text:p>
      <text:p text:style-name="P8">Листинг<text:span text:style-name="T1"> </text:span><text:sequence text:ref-name="refЛистинг1" text:name="Листинг" text:formula="ooow:Листинг+1" style:num-format="1">2</text:sequence><text:span text:style-name="T1"> </text:span>реализация циклического сдвига влево на Си</text:p>
      <text:p text:style-name="Standard"/>
      <text:p text:style-name="P4">#define VAL 0x12345678</text:p>
      <text:p text:style-name="P4">printf("%Xh %Xh %Xh\n",VAL,ROL(VAL,8),ROR(VAL,8));</text:p>
      <text:p text:style-name="P6">…</text:p>
      <text:p text:style-name="Standard"><text:span text:style-name="T2">$12345678</text:span><text:span text:style-name="T3">h</text:span><text:span text:style-name="T2"> 34567812</text:span><text:span text:style-name="T3">h</text:span><text:span text:style-name="T2"> 78123456</text:span><text:span text:style-name="T3">h</text:span></text:p>
      <text:p text:style-name="P8">Листинг<text:span text:style-name="T1"> </text:span><text:sequence text:ref-name="refЛистинг2" text:name="Листинг" text:formula="ooow:Листинг+1" style:num-format="1">3</text:sequence><text:span text:style-name="T1"> </text:span>испытание обоих функций на прочность</text:p>
      <text:p text:style-name="P7">Данный алгоритм автоматически определяет разрядность аргумента а, поэтому функии <text:span text:style-name="T1">ROL</text:span>/<text:span text:style-name="T1">ROR</text:span> можно безболезненно преобразовать в макросы. Также, можно реализовать универсальную функцию/макрос <text:span text:style-name="T1">ROx</text:span>, где направление сдвига задается значением аргумента <text:span text:style-name="T1">n</text:span>, если он положительный — сдвигаем а вправо, вызывая <text:span text:style-name="T1">ROL</text:span>, если <text:span text:style-name="T1">n</text:span> отрицательный — сдвигаем <text:span text:style-name="T1">a</text:span> влево, вызывая <text:span text:style-name="T1">ROR</text:span> и передавая -1*<text:span text:style-name="T1">n</text:span>.</text:p>
      <text:h text:style-name="Heading_20_2" text:outline-level="2">бумеранг всегда возвращается</text:h>
      <text:p text:style-name="P7">Имея в своем распоряжении функцию циклического сдвига, мы можем выполнять эффективный разворот, отображение и другие типы трансформаций геометрических фигур. Главное — выбрать правильную схему отображения байт сдвигаемой переменной на байты двумерного массива с геометрической фигурой внутри.</text:p>
      <text:p text:style-name="P7"><text:soft-page-break/>В самом деле, и разворот, и трансформация по сути своей являются сдвиговыми операциями, что приведенный ниже пример, собственно говоря, и подтверждает:</text:p>
      <text:p text:style-name="Standard"/>
      <text:p text:style-name="Standard"><text:span text:style-name="T2"><text:tab/></text:span><text:span text:style-name="T3">int x;</text:span></text:p>
      <text:p text:style-name="P2"><text:tab/>// кодируем "пропеллер" в двухмерном массиве,</text:p>
      <text:p text:style-name="Standard"><text:span text:style-name="T3"><text:tab/></text:span><text:span text:style-name="T2">// развернутым в линейный массив, представленный двойным словом</text:span></text:p>
      <text:p text:style-name="P2"><text:tab/>// </text:p>
      <text:p text:style-name="P2"><text:tab/>// ** &lt;- фигура типа</text:p>
      <text:p text:style-name="P2"><text:tab/>.. * <text:s/>&lt;- "бумеранг"</text:p>
      <text:p text:style-name="Standard"><text:span text:style-name="T2"><text:tab/></text:span><text:span text:style-name="T3">union{int ou; char uo[4];} xxx; xxx.ou = 0x2A2A2A2A20;</text:span></text:p>
      <text:p text:style-name="P4"><text:tab/></text:p>
      <text:p text:style-name="Standard"><text:span text:style-name="T3"><text:tab/>for</text:span><text:span text:style-name="T2"> (</text:span><text:span text:style-name="T3">x</text:span><text:span text:style-name="T2">=0;</text:span><text:span text:style-name="T3">x</text:span><text:span text:style-name="T2">&lt;8;</text:span><text:span text:style-name="T3">x</text:span><text:span text:style-name="T2">++)</text:span></text:p>
      <text:p text:style-name="P2"><text:tab/>{</text:p>
      <text:p text:style-name="P2"><text:tab/><text:tab/>// выбираем схему отображения,</text:p>
      <text:p text:style-name="Standard"><text:span text:style-name="T2"><text:tab/><text:tab/></text:span><text:span text:style-name="T3">// </text:span><text:span text:style-name="T2">реализующую разворот</text:span></text:p>
      <text:p text:style-name="P2"><text:tab/><text:tab/>printf("%c%c\n%c%c\n\n",xxx.uo[0],xxx.uo[3],xxx.uo[1],xxx.uo[2]);</text:p>
      <text:p text:style-name="P2"><text:tab/><text:tab/>xxx.ou=ROL(xxx.ou,8);</text:p>
      <text:p text:style-name="P2"><text:tab/>}</text:p>
      <text:p text:style-name="P8">Листинг <text:sequence text:ref-name="refЛистинг3" text:name="Листинг" text:formula="ooow:Листинг+1" style:num-format="1">4</text:sequence> циклический сдвиг, вращающий "бумеранг"</text:p>
      <text:p text:style-name="P7">Откомпилировав программу и запустив ее на выполнение, мы получим следующий результат, для экономии бумаги записанный в одну строку:</text:p>
      <text:p text:style-name="P7"/>
      <text:p text:style-name="P1"><text:span text:style-name="T5"><text:s/></text:span><text:span text:style-name="T4">*</text:span><text:span text:style-name="T6"> -&gt; <text:s/></text:span><text:span text:style-name="T4">**</text:span><text:span text:style-name="T6"> -&gt; </text:span><text:span text:style-name="T4">**</text:span><text:span text:style-name="T6"> -&gt; </text:span><text:span text:style-name="T4">*</text:span><text:span text:style-name="T6"> <text:s/>-&gt; <text:s/></text:span><text:span text:style-name="T4">*</text:span><text:span text:style-name="T6"> -&gt; </text:span><text:span text:style-name="T4">**</text:span><text:span text:style-name="T6"> -&gt; </text:span><text:span text:style-name="T4">**</text:span><text:span text:style-name="T6"> -&gt; </text:span><text:span text:style-name="T4">*</text:span></text:p>
      <text:p text:style-name="P1"><text:span text:style-name="T4">**</text:span><text:span text:style-name="T6"> <text:s text:c="5"/></text:span><text:span text:style-name="T4">*</text:span><text:span text:style-name="T6"> <text:s text:c="3"/></text:span><text:span text:style-name="T4">*</text:span><text:span text:style-name="T6"> <text:s text:c="4"/></text:span><text:span text:style-name="T4">**</text:span><text:span text:style-name="T6"> <text:s text:c="3"/></text:span><text:span text:style-name="T4">**</text:span><text:span text:style-name="T6"> <text:s text:c="4"/></text:span><text:span text:style-name="T4">*</text:span><text:span text:style-name="T6"> <text:s text:c="3"/></text:span><text:span text:style-name="T4">*</text:span><text:span text:style-name="T6"> <text:s text:c="4"/></text:span><text:span text:style-name="T4">**</text:span></text:p>
      <text:p text:style-name="P8">Листинг <text:sequence text:ref-name="refЛистинг4" text:name="Листинг" text:formula="ooow:Листинг+1" style:num-format="1">5</text:sequence><text:span text:style-name="T1"> </text:span>"полет бумеранга"</text:p>
      <text:p text:style-name="P7">Как видно, "бумеранг" исправно вращается против часовой стрелки (или по часовой стрелке, если используется функция <text:span text:style-name="T1">ROR</text:span>), но стоит нам выбрать другую схему отображения, как вместо вращения мы получим зеркальное отображение. Для этого в нашей программе достаточно изменить всего одну строку:</text:p>
      <text:p text:style-name="P7"/>
      <text:p text:style-name="P2"><text:tab/><text:tab/>printf("%c%c\n%c%c\n\n",xxx.uo[0], xxx.uo[1], xxx.uo[2], xxx.uo[3]);</text:p>
      <text:p text:style-name="P8">Листинг <text:sequence text:ref-name="refЛистинг5" text:name="Листинг" text:formula="ooow:Листинг+1" style:num-format="1">6</text:sequence> схема отображения, обеспечивающая зеркальное отражение</text:p>
      <text:p text:style-name="P7"/>
      <text:p text:style-name="P1"><text:span text:style-name="T7"><text:s/></text:span><text:span text:style-name="T4">*</text:span><text:span text:style-name="T6"> -&gt; </text:span><text:span text:style-name="T4">*</text:span><text:span text:style-name="T6"> <text:s/>-&gt; </text:span><text:span text:style-name="T4">**</text:span><text:span text:style-name="T6"> -&gt; </text:span><text:span text:style-name="T4">**</text:span><text:span text:style-name="T6"> -&gt; <text:s/></text:span><text:span text:style-name="T4">*</text:span><text:span text:style-name="T6"> <text:s/>-&gt; </text:span><text:span text:style-name="T4">*</text:span><text:span text:style-name="T6"> -&gt; </text:span><text:span text:style-name="T4">**</text:span><text:span text:style-name="T6"> -&gt; </text:span><text:span text:style-name="T4">**</text:span></text:p>
      <text:p text:style-name="P1"><text:span text:style-name="T4">**</text:span><text:span text:style-name="T6"> <text:s text:c="3"/></text:span><text:span text:style-name="T4">**</text:span><text:span text:style-name="T6"> <text:s text:c="4"/></text:span><text:span text:style-name="T4">*</text:span><text:span text:style-name="T6"> <text:s text:c="3"/></text:span><text:span text:style-name="T4">*</text:span><text:span text:style-name="T6"> <text:s text:c="4"/></text:span><text:span text:style-name="T4">**</text:span><text:span text:style-name="T6"> <text:s text:c="4"/></text:span><text:span text:style-name="T4">**</text:span><text:span text:style-name="T6"> <text:s text:c="3"/></text:span><text:span text:style-name="T4">*</text:span><text:span text:style-name="T6"> <text:s text:c="3"/></text:span><text:span text:style-name="T4">*</text:span></text:p>
      <text:p text:style-name="P8">Листинг <text:sequence text:ref-name="refЛистинг6" text:name="Листинг" text:formula="ooow:Листинг+1" style:num-format="1">7</text:sequence> демонстрация зеркального отображения</text:p>
      <text:p text:style-name="P7">Теперь каждая последующая трансформация "бумеранга" представляет собой зеркального отображение предыдущей!</text:p>
      <text:p text:style-name="P7">Слегка усовершенствовав функцию циклического разворота, мы сможем трансформировать не только массивы 2<text:span text:style-name="T1">x</text:span>2, но и гораздо большие фигуры.</text:p>
      <text:h text:style-name="Heading_20_2" text:outline-level="2">вещественная арифметика в целых числах</text:h>
      <text:p text:style-name="P7">Прошло то время, когда математический сопроцессор считался предметом гордости его владельца. Теперь — это неотъемлемая часть процессора, однако, скорость сложения/вычитания вещественных чисел заметно отстает от целых и потому, в приложениях, критичных к производительности, использования целочисленных переменных является более предпочтительным. А как быть, если нам нужна дробная часть? Очень просто — умножаем целое число на 10*<text:span text:style-name="T1">N</text:span> (где <text:span text:style-name="T1">N </text:span>– количество знаков после запятой) и дальше работаем с ним как обычно, а на финальном этапе вычислений делим результат на 10*<text:span text:style-name="T1">N</text:span>.</text:p>
      <text:p text:style-name="P7">Однако, используя этот прием, следует помнить о том, что операции умножения/деления на 10 нельзя реализовать через битовые сдвиги, а операция целочисленного деления на <text:span text:style-name="T1">x</text:span>86 выполняется крайней медленно и неэффективно. Намного менее эффективно, чем операция вещественного деления! Поэтому, преобразование типов съедает львиную долю выигрыша от производительности и оправдывает себя лишь в случае действительно громоздких вычислений, когда временем, потраченном на преобразование, можно пренебречь. Но и в этом случае, в целочисленных вычислениях не должно присутствовать инструкций деления, в противном случае лучше все-таки использовать вещественную арифметику и не выпендриваться.</text:p>
      <text:p text:style-name="P7"><text:soft-page-break/>Разумеется, под "делением" (равно, как и взятием остатка) имеется ввиду "деление на число не являющееся степенью двойки". Кстати говоря, существуют формулы быстрого деления/взятия остатка на любую константу, и некоторые компиляторы (в том числе и <text:span text:style-name="T1">Microsoft</text:span> <text:span text:style-name="T1">Visual</text:span> <text:span text:style-name="T1">C</text:span>++) используют их, придавая производительности неожиданное подкрепление. Так что вопрос о том, какую арифметику лучше всего использовать — остается открытым. Это зависит и от типа процессора, и от интеллектуальности компилятора и от многих других вещей, поэтому, прежде, чем приступать к оптимизации, следует внимательно изучить конкретную оперативную обстановку.</text:p>
      <text:h text:style-name="Heading_20_2" text:outline-level="2">кэширование вычислений</text:h>
      <text:p text:style-name="P7">Если "тяжеловесная" функция многократно вызывается с одними и теми же аргументами, лучшим способом оптимизации будет запоминание однажды вычисленного результата и возвращение его в готовом виде, в случае совпадения аргументов. В особенности это касается операций поиска в файле/базе данных. Идентичные запросы здесь — обычное дело и базы данных давно научились кэшировать их. Так почему бы не применить этот подход и к поиску в файле?</text:p>
      <text:p text:style-name="P7">С математическими функциями все обстоит еще интереснее. Как известно, существуют два основных подхода — вычисления на лету и предвычисленные таблицы (часто комбинируемые с различными алгоритмами интерполяции). Проблема в том, что мы наперед не знаем какой из двух подходов окажется эффективнее. Вычисления требуют времени, предвычисленные таблицы — памяти, а обращение к памяти (особенно вытесненной на диск) — операция не из "дешевых", однако, кэширование вычислений позволяет решить эту проблему, автоматически адаптируясь под конкретную ситуацию, и особенно хорошо себя проявляя в распределенных системах, где мы можем одновременно начать поиск с поиском уже вычисленного значения. А там уже кого опередит. Если ответ вернется раньше, чем вычисления будут закончены — прерываем их!</text:p>
      <text:p text:style-name="P7">Даже на однопроцессорных машинах с поддержкой <text:span text:style-name="T1">Hyper</text:span> <text:span text:style-name="T1">Threading</text:span> уже наблюдается ощутимый прирост производительности! И чем больше процессоров — тем значительнее выигрыш. Единственное, о чем следует позаботиться — чтобы два и более процессоров не выполняли одних и тех же вычислений одновременно. То есть, получив запрос на наличие уже вычисленных значений, функция, не должна выполнять их сама, даже если они отсутствуют в ее кэше, поскольку их _уже_ выполняет кто-то другой. Соответственно, если функция уже приступила к вычислениям, одна должна вернуть сообщение "данных еще нет, но скоро будут", чтобы та, другая, функция не начинала вычисления с нул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10-13T12:19:00</dc:date>
    <meta:editing-cycles>126</meta:editing-cycles>
    <meta:editing-duration>PT2H48M</meta:editing-duration>
    <meta:document-statistic meta:table-count="0" meta:image-count="0" meta:object-count="0" meta:page-count="3" meta:paragraph-count="69" meta:word-count="1097" meta:character-count="8000" meta:non-whitespace-character-count="6855"/>
    <meta:generator>LibreOffice/5.1.4.2$Windows_x86 LibreOffice_project/f99d75f39f1c57ebdd7ffc5f42867c12031db97a</meta:generator>
  </office:meta>
</office:document-meta>
</file>